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011" number:language="pl" number:country="PL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7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8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9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10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11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12" style:family="table-cell" style:parent-style-name="Wartość_20_tabeli_20_przestawnej" style:data-style-name="N10011">
      <style:table-cell-properties fo:border-bottom="none" fo:border-left="0.99pt solid #000000" fo:border-right="2.01pt solid #000000" fo:border-top="0.99pt solid #000000"/>
    </style:style>
    <style:style style:name="ce13" style:family="table-cell" style:parent-style-name="Wartość_20_tabeli_20_przestawnej" style:data-style-name="N10011">
      <style:table-cell-properties fo:border-bottom="none" fo:border-left="0.99pt solid #000000" fo:border-right="2.01pt solid #000000" fo:border-top="none"/>
    </style:style>
    <style:style style:name="ce14" style:family="table-cell" style:parent-style-name="Wartość_20_tabeli_20_przestawnej" style:data-style-name="N10146">
      <style:table-cell-properties fo:border-bottom="none" fo:border-left="0.99pt solid #000000" fo:border-right="2.01pt solid #000000" fo:border-top="none"/>
    </style:style>
    <style:style style:name="ce15" style:family="table-cell" style:parent-style-name="Wartość_20_tabeli_20_przestawnej" style:data-style-name="N10011">
      <style:table-cell-properties fo:border-bottom="0.99pt solid #000000" fo:border-left="0.99pt solid #000000" fo:border-right="2.01pt solid #000000" fo:border-top="none"/>
    </style:style>
    <style:style style:name="ce16" style:family="table-cell" style:parent-style-name="Wynik_20_tabeli_20_przestawnej" style:data-style-name="N10011">
      <style:table-cell-properties fo:border-bottom="2.01pt solid #000000" fo:border-left="0.99pt solid #000000" fo:border-right="2.01pt solid #000000" fo:border-top="0.99pt solid #000000"/>
    </style:style>
    <style:style style:name="ce17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18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19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20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21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22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23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24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25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26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27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28" style:family="table-cell" style:parent-style-name="Wartość_20_tabeli_20_przestawnej" style:data-style-name="N10000"/>
    <style:style style:name="ce29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30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31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32" style:family="table-cell" style:parent-style-name="Kategoria_20_tabeli_20_przestawnej" style:data-style-name="N10000">
      <style:table-cell-properties fo:border-bottom="0.99pt solid #000000" fo:border-left="none" fo:border-right="2.01pt solid #000000" fo:border-top="none"/>
    </style:style>
    <style:style style:name="ce33" style:family="table-cell" style:parent-style-name="Wartość_20_tabeli_20_przestawnej" style:data-style-name="N10000">
      <style:table-cell-properties fo:border-bottom="none" fo:border-left="none" fo:border-right="2.01pt solid #000000" fo:border-top="0.99pt solid #000000"/>
    </style:style>
    <style:style style:name="ce34" style:family="table-cell" style:parent-style-name="Wartość_20_tabeli_20_przestawnej" style:data-style-name="N10000">
      <style:table-cell-properties fo:border-bottom="none" fo:border-left="none" fo:border-right="2.01pt solid #000000" fo:border-top="none"/>
    </style:style>
    <style:style style:name="ce35" style:family="table-cell" style:parent-style-name="Wartość_20_tabeli_20_przestawnej" style:data-style-name="N10000">
      <style:table-cell-properties fo:border-bottom="0.99pt solid #000000" fo:border-left="none" fo:border-right="2.01pt solid #000000" fo:border-top="none"/>
    </style:style>
    <style:style style:name="ce36" style:family="table-cell" style:parent-style-name="Wynik_20_tabeli_20_przestawnej" style:data-style-name="N10000">
      <style:table-cell-properties fo:border-bottom="2.01pt solid #000000" fo:border-left="none" fo:border-right="2.01pt solid #000000" fo:border-top="0.99pt solid #000000"/>
    </style:style>
    <style:style style:name="ce37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38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39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40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41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42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43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44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45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46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a przestawna_Uczniowie_4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13"/>
        <table:table-row table:style-name="ro2">
          <table:table-cell table:style-name="ce7" office:value-type="string" calcext:value-type="string">
            <text:p>Gimnazjum</text:p>
          </table:table-cell>
          <table:table-cell table:style-name="ce11" office:value-type="string" calcext:value-type="string">
            <text:p>Zlicz - Przyjęty do klasy</text:p>
          </table:table-cell>
        </table:table-row>
        <table:table-row table:style-name="ro3">
          <table:table-cell table:style-name="ce8" office:value-type="string" calcext:value-type="string">
            <text:p>I</text:p>
          </table:table-cell>
          <table:table-cell table:style-name="ce12" office:value-type="percentage" office:value="0.103030303030303" calcext:value-type="percentage">
            <text:p>10,30%</text:p>
          </table:table-cell>
        </table:table-row>
        <table:table-row table:style-name="ro3">
          <table:table-cell office:value-type="string" calcext:value-type="string">
            <text:p>II</text:p>
          </table:table-cell>
          <table:table-cell office:value-type="percentage" office:value="0.163636363636364" calcext:value-type="percentage">
            <text:p>16,36%</text:p>
          </table:table-cell>
        </table:table-row>
        <table:table-row table:style-name="ro3">
          <table:table-cell office:value-type="string" calcext:value-type="string">
            <text:p>II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3">
          <table:table-cell office:value-type="string" calcext:value-type="string">
            <text:p>IV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3">
          <table:table-cell office:value-type="string" calcext:value-type="string">
            <text:p>IX</text:p>
          </table:table-cell>
          <table:table-cell office:value-type="percentage" office:value="0.0606060606060606" calcext:value-type="percentage">
            <text:p>6,06%</text:p>
          </table:table-cell>
        </table:table-row>
        <table:table-row table:style-name="ro3">
          <table:table-cell office:value-type="string" calcext:value-type="string">
            <text:p>V</text:p>
          </table:table-cell>
          <table:table-cell office:value-type="percentage" office:value="0.0787878787878788" calcext:value-type="percentage">
            <text:p>7,88%</text:p>
          </table:table-cell>
        </table:table-row>
        <table:table-row table:style-name="ro3">
          <table:table-cell office:value-type="string" calcext:value-type="string">
            <text:p>V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3">
          <table:table-cell office:value-type="string" calcext:value-type="string">
            <text:p>VII</text:p>
          </table:table-cell>
          <table:table-cell table:style-name="ce14" office:value-type="percentage" office:value="0.0727272727272727" calcext:value-type="percentage">
            <text:p>7,273%</text:p>
          </table:table-cell>
        </table:table-row>
        <table:table-row table:style-name="ro3">
          <table:table-cell office:value-type="string" calcext:value-type="string">
            <text:p>VIII</text:p>
          </table:table-cell>
          <table:table-cell office:value-type="percentage" office:value="0.151515151515152" calcext:value-type="percentage">
            <text:p>15,15%</text:p>
          </table:table-cell>
        </table:table-row>
        <table:table-row table:style-name="ro3">
          <table:table-cell office:value-type="string" calcext:value-type="string">
            <text:p>X</text:p>
          </table:table-cell>
          <table:table-cell table:style-name="ce15" office:value-type="percentage" office:value="0.115151515151515" calcext:value-type="percentage">
            <text:p>11,52%</text:p>
          </table:table-cell>
        </table:table-row>
        <table:table-row table:style-name="ro3">
          <table:table-cell table:style-name="ce10" office:value-type="string" calcext:value-type="string">
            <text:p>Total Wynik</text:p>
          </table:table-cell>
          <table:table-cell table:style-name="ce16" office:value-type="percentage" office:value="1" calcext:value-type="percentage">
            <text:p>100,00%</text:p>
          </table:table-cell>
        </table:table-row>
      </table:table>
      <table:table table:name="Tabela przestawna_Uczniowie_3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2"/>
        <table:table-column table:style-name="co11" table:default-cell-style-name="ce28"/>
        <table:table-column table:style-name="co11" table:default-cell-style-name="ce34"/>
        <table:table-row table:style-name="ro2">
          <table:table-cell table:style-name="ce17"/>
          <table:table-cell table:style-name="ce19" office:value-type="string" calcext:value-type="string">
            <text:p>Dane</text:p>
          </table:table-cell>
          <table:table-cell table:style-name="ce25"/>
          <table:table-cell table:style-name="ce31"/>
        </table:table-row>
        <table:table-row table:style-name="ro2">
          <table:table-cell table:style-name="ce18" office:value-type="string" calcext:value-type="string">
            <text:p>Gimnazjum</text:p>
          </table:table-cell>
          <table:table-cell table:style-name="ce20" office:value-type="string" calcext:value-type="string">
            <text:p>Sum - Egz. hum.</text:p>
          </table:table-cell>
          <table:table-cell table:style-name="ce26" office:value-type="string" calcext:value-type="string">
            <text:p>Średnia - Egz. Mat.</text:p>
          </table:table-cell>
          <table:table-cell table:style-name="ce32" office:value-type="string" calcext:value-type="string">
            <text:p>Zlicz - Egz. jęz.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1" office:value-type="float" office:value="444" calcext:value-type="float">
            <text:p>444</text:p>
          </table:table-cell>
          <table:table-cell table:style-name="ce27" office:value-type="float" office:value="25" calcext:value-type="float">
            <text:p>25</text:p>
          </table:table-cell>
          <table:table-cell table:style-name="ce33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  <table:table-cell office:value-type="float" office:value="26.4074074074074" calcext:value-type="float">
            <text:p>26,407407407407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  <table:table-cell office:value-type="float" office:value="22.2" calcext:value-type="float">
            <text:p>22,2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  <table:table-cell office:value-type="float" office:value="20.25" calcext:value-type="float">
            <text:p>20,2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  <table:table-cell office:value-type="float" office:value="17.7" calcext:value-type="float">
            <text:p>17,7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  <table:table-cell office:value-type="float" office:value="17.3076923076923" calcext:value-type="float">
            <text:p>17,3076923076923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  <table:table-cell office:value-type="float" office:value="29.6666666666667" calcext:value-type="float">
            <text:p>29,6666666666667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  <table:table-cell office:value-type="float" office:value="26.36" calcext:value-type="float">
            <text:p>26,3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3" office:value-type="float" office:value="546" calcext:value-type="float">
            <text:p>546</text:p>
          </table:table-cell>
          <table:table-cell table:style-name="ce29" office:value-type="float" office:value="28.2105263157895" calcext:value-type="float">
            <text:p>28,2105263157895</text:p>
          </table:table-cell>
          <table:table-cell table:style-name="ce35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3874" calcext:value-type="float">
            <text:p>3874</text:p>
          </table:table-cell>
          <table:table-cell table:style-name="ce30" office:value-type="float" office:value="24.8727272727273" calcext:value-type="float">
            <text:p>24,8727272727273</text:p>
          </table:table-cell>
          <table:table-cell table:style-name="ce36" office:value-type="float" office:value="165" calcext:value-type="float">
            <text:p>165</text:p>
          </table:table-cell>
        </table:table-row>
      </table:table>
      <table:table table:name="Tabela przestawna_Uczniowie_2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2"/>
        <table:table-column table:style-name="co11" table:number-columns-repeated="4" table:default-cell-style-name="ce28"/>
        <table:table-column table:style-name="co11" table:default-cell-style-name="ce39"/>
        <table:table-column table:style-name="co11" table:default-cell-style-name="ce44"/>
        <table:table-row table:style-name="ro2">
          <table:table-cell table:style-name="ce17" office:value-type="string" calcext:value-type="string">
            <text:p>Zlicz - Przyjęty do klasy</text:p>
          </table:table-cell>
          <table:table-cell table:style-name="ce19" office:value-type="string" calcext:value-type="string">
            <text:p>Dane</text:p>
          </table:table-cell>
          <table:table-cell table:style-name="ce25" table:number-columns-repeated="5"/>
          <table:table-cell table:style-name="ce31"/>
        </table:table-row>
        <table:table-row table:style-name="ro2">
          <table:table-cell table:style-name="ce18" office:value-type="string" calcext:value-type="string">
            <text:p>Gimnazjum</text:p>
          </table:table-cell>
          <table:table-cell table:style-name="ce20" office:value-type="string" calcext:value-type="string">
            <text:p>1A</text:p>
          </table:table-cell>
          <table:table-cell table:style-name="ce26" office:value-type="string" calcext:value-type="string">
            <text:p>1B</text:p>
          </table:table-cell>
          <table:table-cell table:style-name="ce26" office:value-type="string" calcext:value-type="string">
            <text:p>1C</text:p>
          </table:table-cell>
          <table:table-cell table:style-name="ce26" office:value-type="string" calcext:value-type="string">
            <text:p>1D</text:p>
          </table:table-cell>
          <table:table-cell table:style-name="ce26" office:value-type="string" calcext:value-type="string">
            <text:p>1E</text:p>
          </table:table-cell>
          <table:table-cell table:style-name="ce26" office:value-type="string" calcext:value-type="string">
            <text:p>1F</text:p>
          </table:table-cell>
          <table:table-cell table:style-name="ce42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1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 table:style-name="ce43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37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5" office:value-type="float" office:value="19" calcext:value-type="float">
            <text:p>19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30" calcext:value-type="float">
            <text:p>30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2" calcext:value-type="float">
            <text:p>22</text:p>
          </table:table-cell>
          <table:table-cell table:number-columns-repeated="2" table:style-name="ce30" office:value-type="float" office:value="27" calcext:value-type="float">
            <text:p>27</text:p>
          </table:table-cell>
          <table:table-cell table:style-name="ce41" office:value-type="float" office:value="27" calcext:value-type="float">
            <text:p>27</text:p>
          </table:table-cell>
          <table:table-cell table:style-name="ce46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office:forms form:automatic-focus="false" form:apply-design-mode="false"/>
        <table:table-column table:style-name="co11" table:default-cell-style-name="ce9"/>
        <table:table-column table:style-name="co11" table:default-cell-style-name="ce22"/>
        <table:table-column table:style-name="co11" table:default-cell-style-name="ce39"/>
        <table:table-column table:style-name="co11" table:default-cell-style-name="ce44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17" office:value-type="string" calcext:value-type="string">
            <text:p>Średnia - Egz. hum.</text:p>
          </table:table-cell>
          <table:table-cell table:style-name="ce19" office:value-type="string" calcext:value-type="string">
            <text:p>Dane</text:p>
          </table:table-cell>
          <table:table-cell table:style-name="ce25"/>
          <table:table-cell table:style-name="ce31"/>
        </table:table-row>
        <table:table-row table:style-name="ro2">
          <table:table-cell table:style-name="ce18" office:value-type="string" calcext:value-type="string">
            <text:p>Gimnazjum</text:p>
          </table:table-cell>
          <table:table-cell table:style-name="ce20" office:value-type="string" calcext:value-type="string">
            <text:p>K</text:p>
          </table:table-cell>
          <table:table-cell table:style-name="ce26" office:value-type="string" calcext:value-type="string">
            <text:p>M</text:p>
          </table:table-cell>
          <table:table-cell table:style-name="ce42" office:value-type="string" calcext:value-type="string">
            <text:p>Total Wynik</text:p>
          </table:table-cell>
        </table:table-row>
        <table:table-row table:style-name="ro2">
          <table:table-cell table:style-name="ce8" office:value-type="string" calcext:value-type="string">
            <text:p>I</text:p>
          </table:table-cell>
          <table:table-cell table:style-name="ce21" office:value-type="float" office:value="25.0909090909091" calcext:value-type="float">
            <text:p>25,0909090909091</text:p>
          </table:table-cell>
          <table:table-cell table:style-name="ce38" office:value-type="float" office:value="28" calcext:value-type="float">
            <text:p>28</text:p>
          </table:table-cell>
          <table:table-cell table:style-name="ce43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23" office:value-type="float" office:value="26.625" calcext:value-type="float">
            <text:p>26,625</text:p>
          </table:table-cell>
          <table:table-cell table:style-name="ce40" office:value-type="float" office:value="30.2727272727273" calcext:value-type="float">
            <text:p>30,2727272727273</text:p>
          </table:table-cell>
          <table:table-cell table:style-name="ce45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10" office:value-type="string" calcext:value-type="string">
            <text:p>Total Wynik</text:p>
          </table:table-cell>
          <table:table-cell table:style-name="ce24" office:value-type="float" office:value="22.7605633802817" calcext:value-type="float">
            <text:p>22,7605633802817</text:p>
          </table:table-cell>
          <table:table-cell table:style-name="ce41" office:value-type="float" office:value="24.0212765957447" calcext:value-type="float">
            <text:p>24,0212765957447</text:p>
          </table:table-cell>
          <table:table-cell table:style-name="ce46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'Tabela przestawna_Uczniowie_3'.A1:'Tabela przestawna_Uczniowie_3'.D13" table:buttons="'Tabela przestawna_Uczniowie_3'.A2 'Tabela przestawna_Uczniowie_3'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Tabela przestawna_Uczniowie_4'.A1:'Tabela przestawna_Uczniowie_4'.B12" table:buttons="'Tabela przestawna_Uczniowie_4'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column-percentage" table:field-name="Imię" table:member-type="named" table:member-name="Adam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5" number:language="pl" number:country="PL">
      <number:number number:decimal-places="3" loext:min-decimal-places="3" number:min-integer-digits="1"/>
    </number:number-style>
    <number:percentage-style style:name="N10146" number:language="pl" number:country="PL">
      <number:number number:decimal-places="3" loext:min-decimal-places="3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59:45.70004593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10:35:03.111054825</dc:date>
    <meta:generator>LibreOffice/5.4.2.2$Linux_X86_64 LibreOffice_project/40m0$Build-2</meta:generator>
    <meta:editing-duration>PT20M7S</meta:editing-duration>
    <meta:editing-cycles>7</meta:editing-cycles>
    <meta:document-statistic meta:table-count="5" meta:cell-count="171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